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PT Mono" svg:font-family="'PT Mono'"/>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color="#000000" loext:opacity="100%"/>
    </style:style>
    <style:style style:name="T1" style:family="text">
      <style:text-properties fo:font-variant="normal" fo:text-transform="none" fo:color="#4e5a66" loext:opacity="100%" style:font-name="Source Sans Pro" fo:font-size="10.5pt" fo:letter-spacing="normal" fo:font-style="normal" fo:font-weight="normal"/>
    </style:style>
    <style:style style:name="T2" style:family="text">
      <style:text-properties fo:font-variant="normal" fo:text-transform="none" fo:color="#fff4e5" loext:opacity="100%" style:font-name="PT Mono" fo:font-size="9.75pt" fo:letter-spacing="normal" fo:font-style="normal" fo:font-weight="normal"/>
    </style:style>
    <style:style style:name="T3" style:family="text">
      <style:text-properties fo:font-variant="normal" fo:text-transform="none" style:font-name="Source Sans Pro" fo:font-size="10.5pt" fo:letter-spacing="normal" fo:font-style="normal" fo:font-weight="normal"/>
    </style:style>
    <style:style style:name="T4" style:family="text">
      <style:text-properties fo:font-variant="normal" fo:text-transform="none" style:font-name="PT Mono" fo:font-size="9.7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ОТношение к Богу:</text:span><text:line-break/><text:span text:style-name="T3">Античность -</text:span><text:line-break/><text:span text:style-name="T3">1)космоцентризм;</text:span><text:line-break/><text:span text:style-name="T3">2)политеистическое ( многобожье ) ;</text:span><text:line-break/><text:span text:style-name="T3">3) метафизика;</text:span><text:line-break/><text:span text:style-name="T3">4) высшее разумом чем животное ( животное): поддержание порядка, а не спасения себя;</text:span><text:line-break/><text:span text:style-name="T3">5)</text:span><text:line-break/><text:span text:style-name="T3">6) идея благо</text:span><text:line-break/><text:line-break/><text:span text:style-name="T3">Средневековье -</text:span><text:line-break/><text:span text:style-name="T3">1)теоцентризм;</text:span><text:line-break/><text:span text:style-name="T3">2)монотеизм ( Бог вне мира );</text:span><text:line-break/><text:span text:style-name="T3">3) теология ( истина бог)</text:span><text:line-break/><text:span text:style-name="T3">4) спасения себя любимого, человек - сотворец;</text:span><text:line-break/><text:span text:style-name="T3">5)</text:span><text:line-break/><text:span text:style-name="T3">6) идея благо</text:span><text:line-break/><text:line-break/><text:span text:style-name="T3">Возрождение -</text:span><text:line-break/><text:span text:style-name="T3">1) антропоцентризм;</text:span><text:line-break/><text:span text:style-name="T3">2) пантеизм ( Бог растворен в природе ), гуманизм, 3)секуляризация(критика схоластики);</text:span><text:line-break/><text:span text:style-name="T3">4)человек творец( часть природы, а бог сама природа( высшее)); Прагматическая польза - составление единой картины мира.</text:span><text:line-break/><text:span text:style-name="T3">5)</text:span><text:line-break/><text:span text:style-name="T3">6) идея пользы</text:span> </text:p>
      <text:p text:style-name="P1"/>
      <text:p text:style-name="P1"/>
      <text:p text:style-name="P1"><text:span text:style-name="T4">На уровне строения тела у человека нет ярко выраженной специализации к среде обитания.</text:span><text:line-break/><text:span text:style-name="T4">человек испытывает влияние среды, но не предопределён к ней</text:span> </text:p>
      <text:p text:style-name="P1"/>
      <text:p text:style-name="P1"/>
      <text:p text:style-name="P1"><text:span text:style-name="T4">Вдумываемся в фразу:</text:span><text:line-break/><text:span text:style-name="T4">Скептицизм отрицает возможность познания мира(отрицает всякого познания), так как сомневается в познавательных возможностях человека. Агностицизм отрицается познание мира, но не отрицает возможности объективного, истинного знания о том как мы этот мир воспринимаем ( феноменальная сторона )</text:span> </text:p>
      <text:p text:style-name="P1"/>
      <text:p text:style-name="P1"><text:span text:style-name="T4">процесс познавательной деятельности дающий возможность объективного истинного знания представляет собой трансендициальное единство апперцепций, то есть источник всякого познания трансцендентален. на уровне чувственного познания источником является мир вещей самих по себе, на рассудочном уровне источником является априорные формы чувственности (12 категорий), на уровне разума трансцендентным является Абсолютные идеи (знаем ччто они есть, но не знаем их содержательно). Единство: т.к. все 3 процесса протекают одновременно и анализ мыслительной деятельности возможен как интелегибетельный процесс, потому он апперцептивен.</text:span> </text:p>
      <text:p text:style-name="P1"/>
      <text:p text:style-name="P1"/>
      <text:p text:style-name="P1"/>
      <text:p text:style-name="P1"><text:span text:style-name="T4">Эксизтенциализм - главная проблема существования определения собственного бытия</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PT Mono" svg:font-family="'PT Mono'"/>
    <style:font-face style:name="Source Sans Pro" svg:font-family="'Source Sans Pr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14T14:15:59.022000000</dc:date>
    <meta:editing-duration>PT2M</meta:editing-duration>
    <meta:editing-cycles>3</meta:editing-cycles>
    <meta:document-statistic meta:table-count="0" meta:image-count="0" meta:object-count="0" meta:page-count="1" meta:paragraph-count="5" meta:word-count="233" meta:character-count="1778" meta:non-whitespace-character-count="1543"/>
  </office:meta>
</office:document-meta>
</file>